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6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9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5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46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8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91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79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9.5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9.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62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48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11.6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1.6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language="de" fo:country="DE"/>
    </style:style>
    <style:style style:name="P5" style:family="paragraph">
      <loext:graphic-properties draw:fill-color="#ffffff"/>
      <style:paragraph-properties fo:text-align="center"/>
      <style:text-properties fo:font-size="18pt" fo:language="de" fo:country="DE" style:font-size-asian="18pt" style:font-size-complex="18pt"/>
    </style:style>
    <style:style style:name="P6" style:family="paragraph">
      <loext:graphic-properties draw:fill="none"/>
      <style:paragraph-properties fo:margin-left="0cm" fo:margin-right="0cm" fo:text-align="center" fo:text-indent="1.1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size="18pt" fo:language="de" fo:country="D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2.9cm" svg:height="2.2cm" svg:x="4.7cm" svg:y="7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8cm" svg:height="1.1cm" svg:x="1.9cm" svg:y="7cm">
            <text:p text:style-name="P1">0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2.8cm" svg:height="1.1cm" svg:x="1.9cm" svg:y="8.1cm">
              <text:p text:style-name="P1">0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8.5cm" svg:height="0.7cm" svg:x="1.9cm" svg:y="6.3cm">
              <text:p text:style-name="P1"><text:span text:style-name="T2">Einholen von Angebote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8.5cm" svg:height="0.6cm" svg:x="1.9cm" svg:y="9.2cm">
              <text:p text:style-name="P1"><text:span text:style-name="T2">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.8cm" svg:height="1.1cm" svg:x="7.6cm" svg:y="7cm">
              <text:p text:style-name="P1">25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2.8cm" svg:height="1.1cm" svg:x="7.6cm" svg:y="8.1cm">
              <text:p text:style-name="P1">25</text:p>
              <draw:enhanced-geometry svg:viewBox="0 0 21600 21600" draw:type="rectangle" draw:enhanced-path="M 0 0 L 21600 0 21600 21600 0 21600 0 0 Z N"/>
            </draw:custom-shape>
          </draw:g>
        </draw:g>
        <draw:g xml:id="id3" draw:id="id3">
          <draw:custom-shape draw:style-name="gr5" draw:text-style-name="P2" draw:layer="layout" svg:width="3.104cm" svg:height="2.2cm" svg:x="4.498cm" svg:y="22.6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998cm" svg:height="1.1cm" svg:x="1.5cm" svg:y="22.6cm">
            <text:p text:style-name="P1">0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3" draw:layer="layout" svg:width="2.998cm" svg:height="1.1cm" svg:x="1.5cm" svg:y="23.7cm">
              <text:p text:style-name="P1">24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9.1cm" svg:height="0.7cm" svg:x="1.5cm" svg:y="21.9cm">
              <text:p text:style-name="P1"><text:span text:style-name="T3">Entfernung der alten Dachziegel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9.1cm" svg:height="0.6cm" svg:x="1.5cm" svg:y="24.8cm">
              <text:p text:style-name="P1"><text:span text:style-name="T2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2.998cm" svg:height="1.1cm" svg:x="7.602cm" svg:y="22.6cm">
              <text:p text:style-name="P1">8</text:p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2.998cm" svg:height="1.1cm" svg:x="7.602cm" svg:y="23.7cm">
              <text:p text:style-name="P1">32</text:p>
              <draw:enhanced-geometry svg:viewBox="0 0 21600 21600" draw:type="rectangle" draw:enhanced-path="M 0 0 L 21600 0 21600 21600 0 21600 0 0 Z N"/>
            </draw:custom-shape>
          </draw:g>
        </draw:g>
        <draw:g xml:id="id4" draw:id="id4">
          <draw:custom-shape draw:style-name="gr9" draw:text-style-name="P2" draw:layer="layout" svg:width="3.07cm" svg:height="2.2cm" svg:x="15.765cm" svg:y="22.2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965cm" svg:height="1.1cm" svg:x="12.8cm" svg:y="22.2cm">
            <text:p text:style-name="P1">8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3" draw:layer="layout" svg:width="2.965cm" svg:height="1.1cm" svg:x="12.8cm" svg:y="23.3cm">
              <text:p text:style-name="P1">32</text:p>
              <draw:enhanced-geometry svg:viewBox="0 0 21600 21600" draw:type="rectangle" draw:enhanced-path="M 0 0 L 21600 0 21600 21600 0 21600 0 0 Z N"/>
            </draw:custom-shape>
            <draw:custom-shape draw:style-name="gr11" draw:text-style-name="P4" draw:layer="layout" svg:width="9cm" svg:height="0.7cm" svg:x="12.8cm" svg:y="21.5cm">
              <text:p text:style-name="P1"><text:span text:style-name="T2">Demontage des alten Gerüstes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9cm" svg:height="0.6cm" svg:x="12.8cm" svg:y="24.4cm">
              <text:p text:style-name="P1"><text:span text:style-name="T2">24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2.965cm" svg:height="1.1cm" svg:x="18.835cm" svg:y="22.2cm">
              <text:p text:style-name="P1">13</text:p>
              <draw:enhanced-geometry svg:viewBox="0 0 21600 21600" draw:type="rectangle" draw:enhanced-path="M 0 0 L 21600 0 21600 21600 0 21600 0 0 Z N"/>
            </draw:custom-shape>
            <draw:custom-shape draw:style-name="gr10" draw:text-style-name="P3" draw:layer="layout" svg:width="2.965cm" svg:height="1.1cm" svg:x="18.835cm" svg:y="23.3cm">
              <text:p text:style-name="P1">37</text:p>
              <draw:enhanced-geometry svg:viewBox="0 0 21600 21600" draw:type="rectangle" draw:enhanced-path="M 0 0 L 21600 0 21600 21600 0 21600 0 0 Z N"/>
            </draw:custom-shape>
          </draw:g>
        </draw:g>
        <draw:g xml:id="id2" draw:id="id2">
          <draw:custom-shape draw:style-name="gr13" draw:text-style-name="P2" draw:layer="layout" svg:width="3.412cm" svg:height="2.2cm" svg:x="16.494cm" svg:y="14.7cm">
            <text:p text:style-name="P1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294cm" svg:height="1.1cm" svg:x="13.2cm" svg:y="14.7cm">
            <text:p text:style-name="P1">25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3" draw:layer="layout" svg:width="3.294cm" svg:height="1.1cm" svg:x="13.2cm" svg:y="15.8cm">
              <text:p text:style-name="P1">28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0cm" svg:height="0.7cm" svg:x="13.2cm" svg:y="14cm">
              <text:p text:style-name="P1"><text:span text:style-name="T2">Vorbereitung eines neuen Gerüst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0cm" svg:height="0.6cm" svg:x="13.2cm" svg:y="16.9cm">
              <text:p text:style-name="P1"><text:span text:style-name="T2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19.906cm" svg:y="14.7cm">
              <text:p text:style-name="P1">34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19.906cm" svg:y="15.8cm">
              <text:p text:style-name="P1">3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" draw:id="id5">
          <draw:custom-shape draw:style-name="gr13" draw:text-style-name="P2" draw:layer="layout" svg:width="3.412cm" svg:height="2.2cm" svg:x="17.694cm" svg:y="9.4cm">
            <text:p text:style-name="P1"><text:span text:style-name="T1">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294cm" svg:height="1.1cm" svg:x="14.4cm" svg:y="9.4cm">
            <text:p text:style-name="P1">25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3" draw:layer="layout" svg:width="3.294cm" svg:height="1.1cm" svg:x="14.4cm" svg:y="10.5cm">
              <text:p text:style-name="P1">2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0cm" svg:height="0.7cm" svg:x="14.4cm" svg:y="8.7cm">
              <text:p text:style-name="P1"><text:span text:style-name="T2">Lieferzeit der neuen Dachzieg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0cm" svg:height="0.6cm" svg:x="14.4cm" svg:y="11.6cm">
              <text:p text:style-name="P1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21.106cm" svg:y="9.4cm">
              <text:p text:style-name="P1">4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21.106cm" svg:y="10.5cm">
              <text:p text:style-name="P1">46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" draw:id="id6">
          <draw:custom-shape draw:style-name="gr1" draw:text-style-name="P2" draw:layer="layout" svg:width="2.9cm" svg:height="2.2cm" svg:x="28.3cm" svg:y="26.2cm">
            <text:p text:style-name="P1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8cm" svg:height="1.1cm" svg:x="25.5cm" svg:y="26.2cm">
            <text:p text:style-name="P1">34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3" draw:layer="layout" svg:width="2.8cm" svg:height="1.1cm" svg:x="25.5cm" svg:y="27.3cm">
              <text:p text:style-name="P1">37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8.5cm" svg:height="0.7cm" svg:x="25.5cm" svg:y="25.5cm">
              <text:p text:style-name="P1"><text:span text:style-name="T2">Montage des neuen Gerüst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4" draw:layer="layout" svg:width="8.5cm" svg:height="0.6cm" svg:x="25.5cm" svg:y="28.4cm">
              <text:p text:style-name="P1"><text:span text:style-name="T2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8cm" svg:height="1.1cm" svg:x="31.2cm" svg:y="26.2cm">
              <text:p text:style-name="P1">43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8cm" svg:height="1.1cm" svg:x="31.2cm" svg:y="27.3cm">
              <text:p text:style-name="P1">46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9" draw:id="id9">
          <draw:custom-shape draw:style-name="gr13" draw:text-style-name="P2" draw:layer="layout" svg:width="3.412cm" svg:height="2.2cm" svg:x="51.094cm" svg:y="9.8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294cm" svg:height="1.1cm" svg:x="47.8cm" svg:y="9.8cm">
            <text:p text:style-name="P1">52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3" draw:layer="layout" svg:width="3.294cm" svg:height="1.1cm" svg:x="47.8cm" svg:y="10.9cm">
              <text:p text:style-name="P1">5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0cm" svg:height="0.7cm" svg:x="47.8cm" svg:y="9.1cm">
              <text:p text:style-name="P1"><text:span text:style-name="T2">Abdichtung des Dach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0cm" svg:height="0.6cm" svg:x="47.8cm" svg:y="12cm">
              <text:p text:style-name="P1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54.506cm" svg:y="9.8cm">
              <text:p text:style-name="P1">54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54.506cm" svg:y="10.9cm">
              <text:p text:style-name="P1">5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8" draw:id="id8">
          <draw:custom-shape draw:style-name="gr17" draw:text-style-name="P2" draw:layer="layout" svg:width="4.128cm" svg:height="2.2cm" svg:x="17.086cm" svg:y="3.8cm">
            <text:p text:style-name="P1"><text:span text:style-name="T1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3.986cm" svg:height="1.1cm" svg:x="13.1cm" svg:y="3.8cm">
            <text:p text:style-name="P1">25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8" draw:text-style-name="P3" draw:layer="layout" svg:width="3.986cm" svg:height="1.1cm" svg:x="13.1cm" svg:y="4.9cm">
              <text:p text:style-name="P1">39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4" draw:layer="layout" svg:width="12.1cm" svg:height="0.7cm" svg:x="13.1cm" svg:y="3.1cm">
              <text:p text:style-name="P1"><text:span text:style-name="T2">Einreichung von Verträgen an Kostenstell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" draw:layer="layout" svg:width="12.1cm" svg:height="0.6cm" svg:x="13.1cm" svg:y="6cm">
              <text:p text:style-name="P1"><text:span text:style-name="T2">1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3.986cm" svg:height="1.1cm" svg:x="21.214cm" svg:y="3.8cm">
              <text:p text:style-name="P1">40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" draw:layer="layout" svg:width="3.986cm" svg:height="1.1cm" svg:x="21.214cm" svg:y="4.9cm">
              <text:p text:style-name="P1">54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custom-shape draw:style-name="gr13" draw:text-style-name="P2" draw:layer="layout" svg:width="3.412cm" svg:height="2.2cm" svg:x="38.894cm" svg:y="10.6cm">
            <text:p text:style-name="P1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294cm" svg:height="1.1cm" svg:x="35.6cm" svg:y="10.6cm">
            <text:p text:style-name="P1">46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3" draw:layer="layout" svg:width="3.294cm" svg:height="1.1cm" svg:x="35.6cm" svg:y="11.7cm">
              <text:p text:style-name="P1">46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0cm" svg:height="0.7cm" svg:x="35.6cm" svg:y="9.9cm">
              <text:p text:style-name="P1"><text:span text:style-name="T2">Befestigung der neuen Dachzieg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0cm" svg:height="0.6cm" svg:x="35.6cm" svg:y="12.8cm">
              <text:p text:style-name="P1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42.306cm" svg:y="10.6cm">
              <text:p text:style-name="P1">52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42.306cm" svg:y="11.7cm">
              <text:p text:style-name="P1">52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0" draw:id="id10">
          <draw:custom-shape draw:style-name="gr13" draw:text-style-name="P2" draw:layer="layout" svg:width="3.412cm" svg:height="2.2cm" svg:x="63.594cm" svg:y="14.8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294cm" svg:height="1.1cm" svg:x="60.3cm" svg:y="14.8cm">
            <text:p text:style-name="P1">54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3" draw:layer="layout" svg:width="3.294cm" svg:height="1.1cm" svg:x="60.3cm" svg:y="15.9cm">
              <text:p text:style-name="P1">54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0cm" svg:height="0.7cm" svg:x="60.3cm" svg:y="14.1cm">
              <text:p text:style-name="P1"><text:span text:style-name="T2">Qualitätssicheru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0cm" svg:height="0.6cm" svg:x="60.3cm" svg:y="17cm">
              <text:p text:style-name="P1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67.006cm" svg:y="14.8cm">
              <text:p text:style-name="P1">5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67.006cm" svg:y="15.9cm">
              <text:p text:style-name="P1">55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11" draw:id="id11">
          <draw:custom-shape draw:style-name="gr13" draw:text-style-name="P2" draw:layer="layout" svg:width="3.412cm" svg:height="2.2cm" svg:x="76.594cm" svg:y="19.3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3" draw:layer="layout" svg:width="3.294cm" svg:height="1.1cm" svg:x="73.3cm" svg:y="19.3cm">
            <text:p text:style-name="P1">55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3" draw:layer="layout" svg:width="3.294cm" svg:height="1.1cm" svg:x="73.3cm" svg:y="20.4cm">
              <text:p text:style-name="P1">55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0cm" svg:height="0.7cm" svg:x="73.3cm" svg:y="18.6cm">
              <text:p text:style-name="P1"><text:span text:style-name="T2">Abnah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0cm" svg:height="0.6cm" svg:x="73.3cm" svg:y="21.5cm">
              <text:p text:style-name="P1"><text:span text:style-name="T2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80.006cm" svg:y="19.3cm">
              <text:p text:style-name="P1">57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3" draw:layer="layout" svg:width="3.294cm" svg:height="1.1cm" svg:x="80.006cm" svg:y="20.4cm">
              <text:p text:style-name="P1">57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21" draw:text-style-name="P6" draw:layer="layout" svg:x1="10.4cm" svg:y1="8.05cm" svg:x2="13.2cm" svg:y2="15.75cm" draw:start-shape="id1" draw:start-glue-point="1" draw:end-shape="id2" svg:d="M10400 8050h1400v7700h1400" svg:viewBox="0 0 2801 7701">
          <text:p/>
        </draw:connector>
        <draw:connector draw:style-name="gr21" draw:text-style-name="P6" draw:layer="layout" svg:x1="10.6cm" svg:y1="23.65cm" svg:x2="12.8cm" svg:y2="23.25cm" draw:start-shape="id3" draw:end-shape="id4" svg:d="M10600 23650h1100v-400h1100" svg:viewBox="0 0 2201 401">
          <text:p/>
        </draw:connector>
        <draw:connector draw:style-name="gr22" draw:text-style-name="P6" draw:layer="layout" svg:x1="10.4cm" svg:y1="8.05cm" svg:x2="14.4cm" svg:y2="10.45cm" draw:start-shape="id1" draw:start-glue-point="1" draw:end-shape="id5" draw:end-glue-point="3" svg:d="M10400 8050h2000v2400h2000" svg:viewBox="0 0 4001 2401">
          <text:p/>
        </draw:connector>
        <draw:connector draw:style-name="gr21" draw:text-style-name="P6" draw:layer="layout" svg:x1="21.8cm" svg:y1="23.25cm" svg:x2="25.5cm" svg:y2="27.25cm" draw:start-shape="id4" draw:start-glue-point="1" draw:end-shape="id6" draw:end-glue-point="3" svg:d="M21800 23250h1850v4000h1850" svg:viewBox="0 0 3701 4001">
          <text:p/>
        </draw:connector>
        <draw:connector draw:style-name="gr21" draw:text-style-name="P6" draw:layer="layout" svg:x1="23.2cm" svg:y1="15.75cm" svg:x2="25.5cm" svg:y2="27.25cm" draw:start-shape="id2" draw:start-glue-point="1" draw:end-shape="id6" draw:end-glue-point="3" svg:d="M23200 15750h1150v11500h1150" svg:viewBox="0 0 2301 11501">
          <text:p/>
        </draw:connector>
        <draw:connector draw:style-name="gr22" draw:text-style-name="P6" draw:layer="layout" svg:x1="24.4cm" svg:y1="10.45cm" svg:x2="35.6cm" svg:y2="11.65cm" draw:start-shape="id5" draw:end-shape="id7" svg:d="M24400 10450h5600v1200h5600" svg:viewBox="0 0 11201 1201">
          <text:p/>
        </draw:connector>
        <draw:connector draw:style-name="gr21" draw:text-style-name="P6" draw:layer="layout" svg:x1="34cm" svg:y1="27.25cm" svg:x2="35.6cm" svg:y2="11.65cm" draw:start-shape="id6" draw:end-shape="id7" draw:end-glue-point="3" svg:d="M34000 27250h800v-15600h800" svg:viewBox="0 0 1601 15601">
          <text:p/>
        </draw:connector>
        <draw:connector draw:style-name="gr21" draw:text-style-name="P6" draw:layer="layout" svg:x1="10.4cm" svg:y1="8.05cm" svg:x2="13.1cm" svg:y2="4.85cm" draw:start-shape="id1" draw:start-glue-point="1" draw:end-shape="id8" draw:end-glue-point="3" svg:d="M10400 8050h1350v-3200h1350" svg:viewBox="0 0 2701 3201">
          <text:p/>
        </draw:connector>
        <draw:connector draw:style-name="gr22" draw:text-style-name="P6" draw:layer="layout" svg:x1="45.6cm" svg:y1="11.65cm" svg:x2="47.8cm" svg:y2="10.85cm" draw:start-shape="id7" draw:start-glue-point="1" draw:end-shape="id9" draw:end-glue-point="3" svg:d="M45600 11650h1100v-800h1100" svg:viewBox="0 0 2201 801">
          <text:p/>
        </draw:connector>
        <draw:connector draw:style-name="gr21" draw:text-style-name="P6" draw:layer="layout" draw:line-skew="16.9cm" svg:x1="25.2cm" svg:y1="4.85cm" svg:x2="60.3cm" svg:y2="15.85cm" draw:start-shape="id8" draw:start-glue-point="1" draw:end-shape="id10" svg:d="M25200 4850h34450v11000h650" svg:viewBox="0 0 35101 11001">
          <text:p/>
        </draw:connector>
        <draw:connector draw:style-name="gr22" draw:text-style-name="P6" draw:layer="layout" svg:x1="57.8cm" svg:y1="10.85cm" svg:x2="60.3cm" svg:y2="15.85cm" draw:start-shape="id9" draw:start-glue-point="1" draw:end-shape="id10" draw:end-glue-point="3" svg:d="M57800 10850h1250v5000h1250" svg:viewBox="0 0 2501 5001">
          <text:p/>
        </draw:connector>
        <draw:connector draw:style-name="gr22" draw:text-style-name="P6" draw:layer="layout" svg:x1="70.3cm" svg:y1="15.85cm" svg:x2="73.3cm" svg:y2="20.35cm" draw:start-shape="id10" draw:start-glue-point="1" draw:end-shape="id11" draw:end-glue-point="3" svg:d="M70300 15850h1500v4500h1500" svg:viewBox="0 0 3001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5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5:30:20.521000000</meta:creation-date>
    <dc:date>2016-06-17T11:51:42.903000000</dc:date>
    <meta:editing-duration>PT38M26S</meta:editing-duration>
    <meta:editing-cycles>5</meta:editing-cycles>
    <meta:generator>LibreOffice/5.0.6.3$Windows_x86 LibreOffice_project/490fc03b25318460cfc54456516ea2519c11d1aa</meta:generator>
    <meta:document-statistic meta:object-count="111"/>
  </office:meta>
</office:document-meta>
</file>